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BA76CC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a<text:tab/>: Nida Khoerunnisa</text:p>
      <text:p text:style-name="Standard">NIM<text:tab/>: 2014470053</text:p>
      <text:p text:style-name="Standard"/>
      <text:p text:style-name="Standard">TUGAS MODUL 4</text:p>
      <text:p text:style-name="Standard"/>
      <text:p text:style-name="Standard"><draw:frame draw:style-name="fr1" draw:name="graphics1" text:anchor-type="paragraph" svg:width="6.9252in" svg:height="3.8929in" draw:z-index="0"><draw:image xlink:href="Pictures/100000000000055600000300BA76CC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57:28</meta:creation-date>
    <dc:date>2017-01-04T14:01:18</dc:date>
    <meta:editing-duration>P0D</meta:editing-duration>
    <meta:editing-cycles>1</meta:editing-cycles>
    <meta:document-statistic meta:table-count="0" meta:image-count="1" meta:object-count="0" meta:page-count="1" meta:paragraph-count="3" meta:word-count="10" meta:character-count="52" meta:non-whitespace-character-count="45"/>
    <meta:generator>LibreOffice/3.5$Linux_x86 LibreOffice_project/350m1$Build-2</meta:generator>
  </office:meta>
</office:document-meta>
</file>